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EC51F95031FE93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 draw:shadow="visible" draw:shadow-offset-x="0cm" draw:shadow-offset-y="0cm" draw:shadow-color="#ffff00" draw:shadow-opacity="57%" draw:color-mode="standard" draw:luminance="14%" draw:contrast="26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margin-left="-0.792cm" fo:margin-right="2.697cm" fo:text-align="center" fo:text-indent="2.858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77cm" svg:height="3.177cm" draw:transform="rotate (-0.000349065850399089) translate (9.237cm 4.191cm)">
          <draw:image xlink:href="Pictures/10000201000000E1000000E1EC51F95031FE9372.png" xlink:type="simple" xlink:show="embed" xlink:actuate="onLoad">
            <text:p text:style-name="P1">root</text:p>
          </draw:image>
        </draw:frame>
        <draw:frame draw:style-name="gr1" draw:text-style-name="P1" draw:layer="layout" svg:width="3.177cm" svg:height="3.177cm" draw:transform="rotate (-0.000349065850399089) translate (4.608cm 7.504cm)">
          <draw:image xlink:href="Pictures/10000201000000E1000000E1EC51F95031FE9372.png" xlink:type="simple" xlink:show="embed" xlink:actuate="onLoad">
            <text:p text:style-name="P1">products</text:p>
          </draw:image>
        </draw:frame>
        <draw:frame draw:style-name="gr1" draw:text-style-name="P1" draw:layer="layout" svg:width="3.177cm" svg:height="3.177cm" draw:transform="rotate (-0.000349065850399089) translate (9.28cm 7.601cm)">
          <draw:image xlink:href="Pictures/10000201000000E1000000E1EC51F95031FE9372.png" xlink:type="simple" xlink:show="embed" xlink:actuate="onLoad">
            <text:p text:style-name="P1">resources</text:p>
          </draw:image>
        </draw:frame>
        <draw:frame draw:style-name="gr1" draw:text-style-name="P1" draw:layer="layout" svg:width="3.177cm" svg:height="3.177cm" draw:transform="rotate (-0.000349065850399089) translate (14.052cm 7.601cm)">
          <draw:image xlink:href="Pictures/10000201000000E1000000E1EC51F95031FE9372.png" xlink:type="simple" xlink:show="embed" xlink:actuate="onLoad">
            <text:p text:style-name="P1">services</text:p>
          </draw:image>
        </draw:frame>
        <draw:frame draw:style-name="gr2" draw:text-style-name="P1" draw:layer="layout" svg:width="3.177cm" svg:height="3.177cm" draw:transform="rotate (-0.000349065850399089) translate (0.709cm 11.414cm)">
          <draw:image xlink:href="Pictures/10000201000000E1000000E1EC51F95031FE9372.png" xlink:type="simple" xlink:show="embed" xlink:actuate="onLoad">
            <text:p text:style-name="P1">computer</text:p>
          </draw:image>
        </draw:frame>
        <draw:frame draw:style-name="gr1" draw:text-style-name="P1" draw:layer="layout" svg:width="3.177cm" svg:height="3.177cm" draw:transform="rotate (-0.000349065850399089) translate (4.378cm 11.414cm)">
          <draw:image xlink:href="Pictures/10000201000000E1000000E1EC51F95031FE9372.png" xlink:type="simple" xlink:show="embed" xlink:actuate="onLoad">
            <text:p text:style-name="P1">printer</text:p>
          </draw:image>
        </draw:frame>
        <draw:frame draw:style-name="gr1" draw:text-style-name="P1" draw:layer="layout" svg:width="3.177cm" svg:height="3.177cm" draw:transform="rotate (-0.000349065850399089) translate (8.164cm 11.441cm)">
          <draw:image xlink:href="Pictures/10000201000000E1000000E1EC51F95031FE9372.png" xlink:type="simple" xlink:show="embed" xlink:actuate="onLoad">
            <text:p text:style-name="P1">mobile</text:p>
          </draw:image>
        </draw:frame>
        <draw:frame draw:style-name="gr1" draw:text-style-name="P1" draw:layer="layout" svg:width="3.177cm" svg:height="3.177cm" draw:transform="rotate (-0.000349065850399089) translate (13.382cm 11.538cm)">
          <draw:image xlink:href="Pictures/10000201000000E1000000E1EC51F95031FE9372.png" xlink:type="simple" xlink:show="embed" xlink:actuate="onLoad">
            <text:p text:style-name="P1">repair</text:p>
          </draw:image>
        </draw:frame>
        <draw:frame draw:style-name="gr1" draw:text-style-name="P1" draw:layer="layout" svg:width="3.177cm" svg:height="3.177cm" draw:transform="rotate (-0.000349065850399089) translate (17.357cm 11.541cm)">
          <draw:image xlink:href="Pictures/10000201000000E1000000E1EC51F95031FE9372.png" xlink:type="simple" xlink:show="embed" xlink:actuate="onLoad">
            <text:p text:style-name="P1">installation</text:p>
          </draw:image>
        </draw:frame>
        <draw:line draw:style-name="gr3" draw:text-style-name="P2" draw:layer="layout" svg:x1="10.806cm" svg:y1="6.942cm" svg:x2="10.806cm" svg:y2="8.212cm">
          <text:p/>
        </draw:line>
        <draw:line draw:style-name="gr3" draw:text-style-name="P2" draw:layer="layout" svg:x1="11.16cm" svg:y1="6.896cm" svg:x2="14.462cm" svg:y2="7.985cm">
          <text:p/>
        </draw:line>
        <draw:line draw:style-name="gr3" draw:text-style-name="P2" draw:layer="layout" svg:x1="10.398cm" svg:y1="6.969cm" svg:x2="6.715cm" svg:y2="8.112cm">
          <text:p/>
        </draw:line>
        <draw:line draw:style-name="gr3" draw:text-style-name="P2" draw:layer="layout" svg:x1="5.572cm" svg:y1="10.271cm" svg:x2="3.413cm" svg:y2="12.049cm">
          <text:p/>
        </draw:line>
        <draw:frame draw:style-name="gr1" draw:text-style-name="P1" draw:layer="layout" svg:width="3.177cm" svg:height="3.177cm" draw:transform="rotate (-0.000349065850399089) translate (0.225cm 15.378cm)">
          <draw:image xlink:href="Pictures/10000201000000E1000000E1EC51F95031FE9372.png" xlink:type="simple" xlink:show="embed" xlink:actuate="onLoad">
            <text:p text:style-name="P1">cpu</text:p>
          </draw:image>
        </draw:frame>
        <draw:frame draw:style-name="gr1" draw:text-style-name="P1" draw:layer="layout" svg:width="3.177cm" svg:height="3.177cm" draw:transform="rotate (-0.000349065850399089) translate (3.6cm 15.348cm)">
          <draw:image xlink:href="Pictures/10000201000000E1000000E1EC51F95031FE9372.png" xlink:type="simple" xlink:show="embed" xlink:actuate="onLoad">
            <text:p text:style-name="P1">keyboard</text:p>
          </draw:image>
        </draw:frame>
        <draw:frame draw:style-name="gr1" draw:text-style-name="P1" draw:layer="layout" svg:width="3.177cm" svg:height="3.177cm" draw:transform="rotate (-0.000349065850399089) translate (6.978cm 15.351cm)">
          <draw:image xlink:href="Pictures/10000201000000E1000000E1EC51F95031FE9372.png" xlink:type="simple" xlink:show="embed" xlink:actuate="onLoad">
            <text:p text:style-name="P1">monitor</text:p>
          </draw:image>
        </draw:frame>
        <draw:line draw:style-name="gr3" draw:text-style-name="P2" draw:layer="layout" svg:x1="2.013cm" svg:y1="14.208cm" svg:x2="1.124cm" svg:y2="15.859cm">
          <text:p/>
        </draw:line>
        <draw:line draw:style-name="gr3" draw:text-style-name="P3" draw:layer="layout" svg:x1="15.859cm" svg:y1="10.398cm" svg:x2="14.589cm" svg:y2="12.049cm">
          <text:p/>
        </draw:line>
        <draw:line draw:style-name="gr3" draw:text-style-name="P3" draw:layer="layout" svg:x1="16.113cm" svg:y1="10.398cm" svg:x2="17.764cm" svg:y2="11.922cm">
          <text:p/>
        </draw:line>
        <draw:line draw:style-name="gr3" draw:text-style-name="P3" draw:layer="layout" svg:x1="6.053cm" svg:y1="10.271cm" svg:x2="6.053cm" svg:y2="12.049cm">
          <text:p/>
        </draw:line>
        <draw:line draw:style-name="gr3" draw:text-style-name="P3" draw:layer="layout" svg:x1="6.715cm" svg:y1="10.271cm" svg:x2="8.493cm" svg:y2="12.303cm">
          <text:p/>
        </draw:line>
        <draw:line draw:style-name="gr3" draw:text-style-name="P3" draw:layer="layout" svg:x1="3.159cm" svg:y1="14.208cm" svg:x2="7.604cm" svg:y2="15.732cm">
          <text:p/>
        </draw:line>
        <draw:line draw:style-name="gr3" draw:text-style-name="P3" draw:layer="layout" svg:x1="2.524cm" svg:y1="14.208cm" svg:x2="4.302cm" svg:y2="15.7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114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0:25:24.978204250</meta:creation-date>
    <dc:date>2016-09-07T11:04:41.374630530</dc:date>
    <meta:editing-duration>PT6M53S</meta:editing-duration>
    <meta:editing-cycles>2</meta:editing-cycles>
    <meta:generator>LibreOffice/5.1.4.2$Linux_X86_64 LibreOffice_project/10m0$Build-2</meta:generator>
    <meta:document-statistic meta:object-count="23"/>
  </office:meta>
</office:document-meta>
</file>